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6.53520833333333cm" style:use-optimal-column-width="true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2" table:number-rows-spanned="1" table:style-name="ce6">
            <text:p>Исходные данные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Рсчетные данные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6">
            <text:p>цепь</text:p>
          </table:table-cell>
          <table:covered-table-cell/>
          <table:table-cell table:style-name="ce1"/>
          <table:table-cell office:value-type="string" table:style-name="ce1">
            <text:p>импульсов</text:p>
          </table:table-cell>
          <table:table-cell office:value-type="float" office:value="1114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пины</text:p>
          </table:table-cell>
          <table:table-cell office:value-type="float" office:value="130" table:style-name="ce2">
            <text:p>130</text:p>
          </table:table-cell>
          <table:table-cell table:style-name="ce1"/>
          <table:table-cell office:value-type="string" table:style-name="ce1">
            <text:p>период, сек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масло на пин, мкл</text:p>
          </table:table-cell>
          <table:table-cell office:value-type="float" office:value="20" table:style-name="ce2">
            <text:p>20</text:p>
          </table:table-cell>
          <table:table-cell table:style-name="ce1"/>
          <table:table-cell office:value-type="string" table:style-name="ce1">
            <text:p>скорость, м/сек</text:p>
          </table:table-cell>
          <table:table-cell office:value-type="float" office:value="58.484999999999999" table:formula="of:=[.E2]*[.B9]/[.B10]/[.E3]" table:style-name="ce3">
            <text:p>58,48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масла на цепь, мкл</text:p>
          </table:table-cell>
          <table:table-cell office:value-type="float" office:value="5200" table:formula="of:=[.B3]*[.B4]*2" table:style-name="ce2">
            <text:p>5200</text:p>
          </table:table-cell>
          <table:table-cell table:style-name="ce1"/>
          <table:table-cell office:value-type="string" table:style-name="ce1">
            <text:p>скорость, км/час</text:p>
          </table:table-cell>
          <table:table-cell office:value-type="float" office:value="210.54599999999999" table:formula="of:=[.E4]*3600/1000" table:style-name="ce1">
            <text:p>210,5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импульсов на цепь</text:p>
          </table:table-cell>
          <table:table-cell office:value-type="float" office:value="9.3333333333333339" table:formula="of:=[.B10]*[.B11]" table:style-name="ce4">
            <text:p>9,333</text:p>
          </table:table-cell>
          <table:table-cell table:style-name="ce1"/>
          <table:table-cell office:value-type="string" table:style-name="ce1">
            <text:p>окно впрыска, имп</text:p>
          </table:table-cell>
          <table:table-cell office:value-type="float" office:value="476.00000000000006" table:formula="of:=[.B6]*[.B16]" table:style-name="ce3">
            <text:p>476,0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порция на оборот цепи, мкл</text:p>
          </table:table-cell>
          <table:table-cell office:value-type="float" office:value="101.96078431372548" table:formula="of:=[.B5]/[.B16]" table:style-name="ce1">
            <text:p>101,9607843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6">
            <text:p>колесо</text:p>
          </table:table-cell>
          <table:covered-table-cell/>
          <table:table-cell table:style-name="ce1"/>
          <table:table-cell office:value-type="string" table:style-name="ce1">
            <text:p>впрыск будет длиться, сек</text:p>
          </table:table-cell>
          <table:table-cell office:value-type="float" office:value="4.272890484739678" table:formula="of:=[.B6]*[.B16]*[.E3]/[.E2]" table:style-name="ce3">
            <text:p>4,27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окружность, м</text:p>
          </table:table-cell>
          <table:table-cell office:value-type="float" office:value="2.1" table:style-name="ce2">
            <text:p>2,1</text:p>
          </table:table-cell>
          <table:table-cell table:style-name="ce1"/>
          <table:table-cell office:value-type="string" table:style-name="ce1">
            <text:p>подача насоса от номинальной, %</text:p>
          </table:table-cell>
          <table:table-cell office:value-type="float" office:value="97.67052888571159" table:formula="of:=100*(6*[.B3]*[.B4]*[.E2])/(28*[.B16]*[.E3]*[.B13])" table:style-name="ce3">
            <text:p>97,6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импульсов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string" table:style-name="ce1">
            <text:p>ШИМ</text:p>
          </table:table-cell>
          <table:table-cell office:value-type="float" office:value="1953.4105777142317" table:formula="of:=(6*[.B3]*[.B4]*[.E2])/(28*[.B16]*[.E3]*[.B13]/[.B17])" table:style-name="ce5">
            <text:p>1953,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отношение колесо/цепь</text:p>
          </table:table-cell>
          <table:table-cell office:value-type="float" office:value="2.3333333333333335" table:formula="of:=7/3" table:style-name="ce4">
            <text:p>2,333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6">
            <text:p>насос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подача мкл/сек</text:p>
          </table:table-cell>
          <table:table-cell office:value-type="float" office:value="1246" table:style-name="ce2">
            <text:p>124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7">
            <text:p>параметры смазки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число проходов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редел ШИМ</text:p>
          </table:table-cell>
          <table:table-cell office:value-type="float" office:value="2000" table:style-name="ce1">
            <text:p>2000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Лист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Василий Теркин</dc:creator>
    <meta:creation-date>2023-08-20T15:38:16Z</meta:creation-date>
    <dc:date>2023-08-24T12:49:01Z</dc:date>
    <meta:editing-cycles>19</meta:editing-cycles>
    <meta:editing-duration>PT20580S</meta:editing-duration>
  </office:meta>
</office:document-meta>
</file>